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6b4" officeooo:paragraph-rsid="001066b4"/>
    </style:style>
    <style:style style:name="P2" style:family="paragraph" style:parent-style-name="Standard">
      <style:text-properties officeooo:rsid="0011926a" officeooo:paragraph-rsid="00137381"/>
    </style:style>
    <style:style style:name="T1" style:family="text">
      <style:text-properties officeooo:rsid="001373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io.*;</text:p>
      <text:p text:style-name="P1">import org.apache.hadoop.io.Text;</text:p>
      <text:p text:style-name="P1">import org.apache.hadoop.io.LongWritable;</text:p>
      <text:p text:style-name="P1">import org.apache.hadoop.mapreduce.Job;</text:p>
      <text:p text:style-name="P1">import org.apache.hadoop.mapreduce.Mapper;</text:p>
      <text:p text:style-name="P1">import org.apache.hadoop.mapreduce.Reducer;</text:p>
      <text:p text:style-name="P1">import org.apache.hadoop.conf.*;</text:p>
      <text:p text:style-name="P1">import org.apache.hadoop.fs.*;</text:p>
      <text:p text:style-name="P1">import org.apache.hadoop.mapreduce.lib.input.*;</text:p>
      <text:p text:style-name="P1">import org.apache.hadoop.mapreduce.lib.output.*;</text:p>
      <text:p text:style-name="P1"/>
      <text:p text:style-name="P1"/>
      <text:p text:style-name="P1">public class StockVolume {</text:p>
      <text:p text:style-name="P1"><text:tab/></text:p>
      <text:p text:style-name="P1"><text:tab/>public static class MapClass extends Mapper&lt;LongWritable,Text,Text,<text:span text:style-name="T1">Text</text:span>&gt;</text:p>
      <text:p text:style-name="P1"><text:tab/> <text:s text:c="2"/>{</text:p>
      <text:p text:style-name="P1"><text:tab/> <text:s text:c="5"/>public void map(LongWritable key, Text value, Context context)</text:p>
      <text:p text:style-name="P1"><text:tab/> <text:s text:c="5"/>{<text:tab/> <text:s text:c="3"/><text:tab/> <text:s/></text:p>
      <text:p text:style-name="P1"><text:tab/> <text:s text:c="8"/>try{</text:p>
      <text:p text:style-name="P1"><text:s text:c="25"/></text:p>
      <text:p text:style-name="P1"><text:tab/> <text:s text:c="11"/>String[] str = value.toString().split(",");<text:tab/> </text:p>
      <text:p text:style-name="P1"><text:tab/> <text:s text:c="11"/>// long vol = Long.parseLong();</text:p>
      <text:p text:style-name="P2">String data= str[3]+” ,”+str[4]+”, ” +str[<text:span text:style-name="T1">5</text:span>]+”, ”+str[<text:span text:style-name="T1">6</text:span>]+”, ”+str[<text:span text:style-name="T1">8</text:span>];</text:p>
      <text:p text:style-name="P1"><text:tab/> <text:s text:c="11"/>context.write(new Text(str[1]),new <text:span text:style-name="T1">Text</text:span>(<text:span text:style-name="T1">data</text:span>));</text:p>
      <text:p text:style-name="P1"><text:tab/> <text:s text:c="11"/></text:p>
      <text:p text:style-name="P1"><text:tab/> <text:s text:c="8"/>}</text:p>
      <text:p text:style-name="P1"><text:tab/> <text:s text:c="8"/>catch(Exception e)</text:p>
      <text:p text:style-name="P1"><text:tab/> <text:s text:c="8"/>{</text:p>
      <text:p text:style-name="P1"><text:tab/> <text:s text:c="11"/>System.out.println(e.getMessage());</text:p>
      <text:p text:style-name="P1"><text:tab/> <text:s text:c="8"/>}</text:p>
      <text:p text:style-name="P1"><text:tab/> <text:s text:c="5"/>}</text:p>
      <text:p text:style-name="P1"><text:tab/> <text:s text:c="2"/>}</text:p>
      <text:p text:style-name="P1"><text:tab/></text:p>
      <text:p text:style-name="P1"><text:tab/> <text:s/>public static class ReduceClass extends Reducer&lt;Text,<text:span text:style-name="T1">Text</text:span>,Text,FloatWritable&gt;</text:p>
      <text:p text:style-name="P1"><text:tab/> <text:s text:c="2"/>{</text:p>
      <text:p text:style-name="P1"><text:tab/><text:tab/> <text:s text:c="3"/>private FloatWritable result = new FloatWritable();</text:p>
      <text:p text:style-name="P1"><text:tab/><text:tab/> <text:s text:c="3"/></text:p>
      <text:p text:style-name="P1"><text:tab/><text:tab/> <text:s text:c="3"/>public void reduce(Text key, Iterable&lt;FloatWritable&gt; values,Context context) throws IOException, InterruptedException {</text:p>
      <text:p text:style-name="P1"><text:tab/><text:tab/> <text:s text:c="5"/>long sum = 0;</text:p>
      <text:p text:style-name="P1"><text:tab/><text:tab/><text:tab/><text:tab/></text:p>
      <text:p text:style-name="P1"><text:tab/><text:tab/> <text:s text:c="8"/>for (FloatWritable variable : values)</text:p>
      <text:p text:style-name="P1"><text:tab/><text:tab/> <text:s text:c="8"/>{</text:p>
      <text:p text:style-name="P1"><text:s text:c="35"/>variable = <text:s text:c="6"/><text:tab/></text:p>
      <text:p text:style-name="P1"><text:s text:c="33"/></text:p>
      <text:p text:style-name="P1"><text:tab/><text:tab/> <text:s text:c="7"/><text:tab/>sum += val.get(); <text:s text:c="5"/></text:p>
      <text:p text:style-name="P1"><text:tab/><text:tab/> <text:s text:c="8"/>}</text:p>
      <text:p text:style-name="P1"><text:tab/><text:tab/> <text:s text:c="8"/></text:p>
      <text:p text:style-name="P1"><text:tab/><text:tab/> <text:s text:c="5"/>result.set(sum);<text:tab/><text:tab/> <text:s text:c="5"/></text:p>
      <text:p text:style-name="P1"><text:soft-page-break/><text:tab/><text:tab/> <text:s text:c="5"/>context.write(key, result);</text:p>
      <text:p text:style-name="P1"><text:tab/><text:tab/> <text:s text:c="5"/></text:p>
      <text:p text:style-name="P1"><text:tab/><text:tab/> <text:s text:c="3"/>}</text:p>
      <text:p text:style-name="P1"><text:tab/> <text:s text:c="2"/>}</text:p>
      <text:p text:style-name="P1"><text:tab/> <text:s/>public static void main(String[] args) throws Exception {</text:p>
      <text:p text:style-name="P1"><text:tab/><text:tab/> <text:s text:c="3"/>Configuration conf = new Configuration();</text:p>
      <text:p text:style-name="P1"><text:tab/><text:tab/> <text:s text:c="3"/>//conf.set("name", "value")</text:p>
      <text:p text:style-name="P1"><text:tab/><text:tab/> <text:s text:c="3"/></text:p>
      <text:p text:style-name="P1"><text:tab/><text:tab/> <text:s text:c="3"/>Job job = Job.getInstance(conf, "Volume Count");</text:p>
      <text:p text:style-name="P1"><text:tab/><text:tab/> <text:s text:c="3"/>job.setJarByClass(StockVolume.class);</text:p>
      <text:p text:style-name="P1"><text:tab/><text:tab/> <text:s text:c="3"/>job.setMapperClass(MapClass.class);</text:p>
      <text:p text:style-name="P1"><text:tab/><text:tab/> <text:s text:c="3"/>//job.setCombinerClass(ReduceClass.class);</text:p>
      <text:p text:style-name="P1"><text:tab/><text:tab/> <text:s text:c="3"/>job.setReducerClass(ReduceClass.class);</text:p>
      <text:p text:style-name="P1"><text:tab/><text:tab/> <text:s text:c="3"/>//job.setNumReduceTasks(0);</text:p>
      <text:p text:style-name="P1"><text:tab/><text:tab/> <text:s text:c="3"/>job.setOutputKeyClass(Text.class);</text:p>
      <text:p text:style-name="P1"><text:tab/><text:tab/> <text:s text:c="3"/>job.setOutputValueClass(LongWritable.class);</text:p>
      <text:p text:style-name="P1"><text:tab/><text:tab/> <text:s text:c="3"/>FileInputFormat.addInputPath(job, new Path(args[0]));</text:p>
      <text:p text:style-name="P1"><text:tab/><text:tab/> <text:s text:c="3"/>FileOutputFormat.setOutputPath(job, new Path(args[1]));</text:p>
      <text:p text:style-name="P1"><text:tab/><text:tab/> <text:s text:c="3"/>System.exit(job.waitForCompletion(true) ? 0 : 1);</text:p>
      <text:p text:style-name="P1"><text:tab/><text:tab/> <text:s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23:05.940728936</meta:creation-date>
    <dc:date>2017-05-23T16:22:39.027124128</dc:date>
    <meta:editing-duration>PT5M29S</meta:editing-duration>
    <meta:editing-cycles>1</meta:editing-cycles>
    <meta:document-statistic meta:table-count="0" meta:image-count="0" meta:object-count="0" meta:page-count="2" meta:paragraph-count="67" meta:word-count="155" meta:character-count="2237" meta:non-whitespace-character-count="1650"/>
    <meta:generator>LibreOffice/5.1.4.2$Linux_X86_64 LibreOffice_project/10m0$Build-2</meta:generator>
  </office:meta>
</office:document-meta>
</file>